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3" style:family="paragraph"/>
    <style:style style:name="P3" style:parent-style-name="Listenabsatz" style:list-style-name="LFO3" style:family="paragraph"/>
    <style:style style:name="P4" style:parent-style-name="Listenabsatz" style:list-style-name="LFO3" style:family="paragraph"/>
    <style:style style:name="P5" style:parent-style-name="Listenabsatz" style:list-style-name="LFO3" style:family="paragraph"/>
    <style:style style:name="P6" style:parent-style-name="Listenabsatz" style:list-style-name="LFO3" style:family="paragraph"/>
    <style:style style:name="P7" style:parent-style-name="Listenabsatz" style:list-style-name="LFO3" style:family="paragraph"/>
    <style:style style:name="P8" style:parent-style-name="Listenabsatz" style:list-style-name="LFO3" style:family="paragraph"/>
    <style:style style:name="P9" style:parent-style-name="Listenabsatz" style:list-style-name="LFO3" style:family="paragraph"/>
    <style:style style:name="P10" style:parent-style-name="Listenabsatz" style:list-style-name="LFO3" style:family="paragraph"/>
    <style:style style:name="P11" style:parent-style-name="Listenabsatz" style:list-style-name="LFO3" style:family="paragraph"/>
    <style:style style:name="P12" style:parent-style-name="Listenabsatz" style:list-style-name="LFO3" style:family="paragraph"/>
    <style:style style:name="P13" style:parent-style-name="Listenabsatz" style:list-style-name="LFO3" style:family="paragraph"/>
    <style:style style:name="P14" style:parent-style-name="Listenabsatz" style:list-style-name="LFO3" style:family="paragraph"/>
    <style:style style:name="P15" style:parent-style-name="Listenabsatz" style:list-style-name="LFO3" style:family="paragraph"/>
    <style:style style:name="P16" style:parent-style-name="Listenabsatz" style:list-style-name="LFO3" style:family="paragraph"/>
    <style:style style:name="P17" style:parent-style-name="Listenabsatz" style:list-style-name="LFO3" style:family="paragraph"/>
    <style:style style:name="P18" style:parent-style-name="Listenabsatz" style:list-style-name="LFO3" style:family="paragraph"/>
    <style:style style:name="P19" style:parent-style-name="Listenabsatz" style:list-style-name="LFO3" style:family="paragraph"/>
    <style:style style:name="P20" style:parent-style-name="Listenabsatz" style:list-style-name="LFO3" style:family="paragraph"/>
    <style:style style:name="P21" style:parent-style-name="Listenabsatz" style:list-style-name="LFO3" style:family="paragraph"/>
    <style:style style:name="P22" style:parent-style-name="Listenabsatz" style:list-style-name="LFO3" style:family="paragraph"/>
    <style:style style:name="P23" style:parent-style-name="Listenabsatz" style:list-style-name="LFO3" style:family="paragraph"/>
  </office:automatic-styles>
  <office:body>
    <office:text text:use-soft-page-breaks="true">
      <text:p text:style-name="P1">Ideenpapier:</text:p>
      <text:p text:style-name="Standard"/>
      <text:p text:style-name="Standard">Vorgeschichte:</text:p>
      <text:p text:style-name="Standard">Die Gründung der Deutschen Bahn Connect, wozu bspw. „Cal a bike“ und „Flinkster“ gehören, geschah 1996. Die Anzahl an „Call a bike“- Nutzern stieg enorm an womit zum Zeitpunkt 2015 die Kundenanzahl auf ca. 300.000 anstieg. Nun kam die Frage auf, wie man am besten Fahrräder in S-Bahnen transportieren kann. Die DB-Connect kam somit auf die Idee, sich mit Klappfahrrädern zu beschäftigen, welche ebenfalls von ihrem Service angeboten werden.<text:s/></text:p>
      <text:p text:style-name="Standard"/>
      <text:p text:style-name="Standard">Das Problem:</text:p>
      <text:p text:style-name="Standard">Warte auf Fragerunde.</text:p>
      <text:p text:style-name="Standard"/>
      <text:p text:style-name="Standard">Die Lösung:</text:p>
      <text:p text:style-name="Standard">Call a bike, das DB-interne Unternehmen, hat bereits schon einen sehr guten Ruf, wodurch es sich anbieten könnte die Klapprad Idee zu verwirklichen.</text:p>
      <text:p text:style-name="Standard"/>
      <text:p text:style-name="Standard">Markt &amp; Wettbewerb:</text:p>
      <text:list text:style-name="LFO3" text:continue-numbering="true">
        <text:list-item>
          <text:p text:style-name="P2">Zielgruppen:</text:p>
          <text:list text:continue-numbering="true">
            <text:list-item>
              <text:p text:style-name="P3">Zielgruppe bei Markteintritt/Schlussendliche Zielgruppe:</text:p>
              <text:list text:continue-numbering="true">
                <text:list-item>
                  <text:p text:style-name="P4">Die Zielgruppe sind Menschen zwischen 18 und 64 Jahren, welche spontane Mobilitätslösungen benötigen/benutzen und Umweltbewusst leben wollen.</text:p>
                </text:list-item>
                <text:list-item>
                  <text:p text:style-name="P5">Eine weitere große Gruppe sind Pendler, und Toursiten die die Stadt erkunden wollen.</text:p>
                </text:list-item>
              </text:list>
            </text:list-item>
            <text:list-item>
              <text:p text:style-name="P6">Kundennutzen/USP’s:</text:p>
              <text:list text:continue-numbering="true">
                <text:list-item>
                  <text:p text:style-name="P7">Der Kunde zieht seinen Nutzen daraus, dass er spont eine Mobilitätslösung finden kann, welche Ihn zu seinem Zielort befördern kann und das auf einem möglichst ökologischen Weg.</text:p>
                </text:list-item>
              </text:list>
            </text:list-item>
          </text:list>
        </text:list-item>
        <text:list-item>
          <text:p text:style-name="P8">Wettbewerb:</text:p>
          <text:list text:continue-numbering="true">
            <text:list-item>
              <text:p text:style-name="P9">Swapfiets:<text:s/></text:p>
              <text:list text:continue-numbering="true">
                <text:list-item>
                  <text:p text:style-name="P10">Sie stellen eine App füpr Android und iOS sowie Stores, sowie Stores in allen großen Städten, zum Verleih von Fahrrädern, zur Verfügung.</text:p>
                </text:list-item>
              </text:list>
            </text:list-item>
            <text:list-item>
              <text:p text:style-name="P11">Call a Bike:</text:p>
              <text:list text:continue-numbering="true">
                <text:list-item>
                  <text:p text:style-name="P12">Stellen E-Bikes und normale Fahrräder zur verfügung.</text:p>
                </text:list-item>
                <text:list-item>
                  <text:p text:style-name="P13">Ist ein DB-Internes Unternehmen</text:p>
                </text:list-item>
              </text:list>
            </text:list-item>
            <text:list-item>
              <text:p text:style-name="P14">MVG-Bike:</text:p>
              <text:list text:continue-numbering="true">
                <text:list-item>
                  <text:p text:style-name="P15">Setllen Fahrräder, E-Bikes, Zwei- sowie Dreräder zur Verfügung.</text:p>
                </text:list-item>
                <text:list-item>
                  <text:p text:style-name="P16">Fahrradverleih der Münchner Verkehrsgesellschaft.</text:p>
                </text:list-item>
              </text:list>
            </text:list-item>
            <text:list-item>
              <text:p text:style-name="P17">Freie Lastenradl:</text:p>
              <text:list text:continue-numbering="true">
                <text:list-item>
                  <text:p text:style-name="P18">Stellen Lastenräder zur Verfügung.</text:p>
                </text:list-item>
                <text:list-item>
                  <text:p text:style-name="P19">Finanziert von Spenden und gefördert durch die IHK</text:p>
                </text:list-item>
              </text:list>
            </text:list-item>
          </text:list>
        </text:list-item>
        <text:list-item>
          <text:p text:style-name="P20">Das Geschäftsmodell</text:p>
          <text:list text:continue-numbering="true">
            <text:list-item>
              <text:p text:style-name="P21">Hier muss noch entschieden werden -&gt; interview</text:p>
            </text:list-item>
            <text:list-item>
              <text:p text:style-name="P22">Niedrigpreisstrategie oder Penetrationsstrategie:</text:p>
              <text:list text:continue-numbering="true">
                <text:list-item>
                  <text:p text:style-name="P23">Penetrationsstrategie: Preise anfangs sehr niedrieg um schnell hohen Marktanteil zu gewinnen, dann sukzessiv anheben und Gewinne abschöpfen.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zh" style:country-asian="CN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DengXian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DengXian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DengXian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Röhr</meta:initial-creator>
    <dc:creator>David Röhr</dc:creator>
    <meta:creation-date>2021-10-20T05:48:00Z</meta:creation-date>
    <dc:date>2021-10-20T06:27:00Z</dc:date>
    <meta:template xlink:href="Normal.dotm" xlink:type="simple"/>
    <meta:editing-cycles>1</meta:editing-cycles>
    <meta:editing-duration>PT0S</meta:editing-duration>
    <meta:document-statistic meta:page-count="2" meta:paragraph-count="3" meta:word-count="264" meta:character-count="1927" meta:row-count="13" meta:non-whitespace-character-count="1666"/>
  </office:meta>
</office:document-meta>
</file>